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ve ---  Synchronous communication between the micro services using Feing Client</text:p>
      <text:p text:style-name="P1"> </text:p>
      <text:p text:style-name="P1">--- Microservices Communication<text:line-break/>--- Types of Communications<text:line-break/>------------ Synchronous (Feing Client)<text:line-break/>------------ Asynchronous (Kafka, RabbitMQ)</text:p>
      <text:p text:style-name="P1"> </text:p>
      <text:p text:style-name="P1">Communication is in between UserMovieService and UserAuthentication service</text:p>
      <text:p text:style-name="P1"> </text:p>
      <text:p text:style-name="P1">Orchestration Process -- IS the process Where one microservice calling another microservice.<text:line-break/>Only if a user registers then user data can be saved , so only after the /register is called the /save will be called <text:line-break/>this type of communication is called Synchronous communication.<text:line-break/>This can be acheived through Feing Client</text:p>
      <text:p text:style-name="P1"> </text:p>
      <text:p text:style-name="P1">Steps for Feing Client</text:p>
      <text:p text:style-name="P1"> </text:p>
      <text:p text:style-name="P1">--- Add the dependency<text:line-break/>UserMovie Service POM.xml<text:line-break/>&lt;dependency&gt;<text:line-break/>&lt;groupId&gt;org.springframework.cloud&lt;/groupId&gt;<text:line-break/>&lt;artifactId&gt;spring-cloud-starter-openfeign&lt;/artifactId&gt;<text:line-break/>&lt;/dependency&gt;</text:p>
      <text:p text:style-name="P1"> </text:p>
      <text:p text:style-name="P1"> </text:p>
      <text:p text:style-name="P1">---In the UsermovieService main method <text:line-break/>@EnableFeignClients</text:p>
      <text:p text:style-name="P1"> </text:p>
      <text:p text:style-name="P1">---Create a proxy in UserMovie Service<text:line-break/>Its an interface <text:line-break/>@FeingClient(name = "name of the service", url= "path to service")</text:p>
      <text:p text:style-name="P1"> </text:p>
      <text:p text:style-name="P1">---Autowire the proxy in service layer</text:p>
      <text:p text:style-name="P1"> </text:p>
      <text:p text:style-name="P1">  private UserProxy userProxy;<text:line-break/>public User registerUser(User user) throws UserAlreadyExistsException {<text:line-break/>        if(userMovieRepository.findById(user.getEmail()).isPresent())<text:line-break/><text:soft-page-break/>        {<text:line-break/>            throw new UserAlreadyExistsException();<text:line-break/>        }<text:line-break/>       User savedUser = userMovieRepository.save(user);<text:line-break/>        if(!(savedUser.getEmail().isEmpty()))<text:line-break/>        {<text:line-break/>            ResponseEntity r = userProxy.saveUser(user);<text:line-break/>            System.out.println(r.getBody());<text:line-break/>        }<text:line-break/>        return savedUser;<text:line-break/>    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1:55:22.797794736</meta:creation-date>
    <dc:date>2024-08-10T11:56:11.740026520</dc:date>
    <meta:editing-duration>PT50S</meta:editing-duration>
    <meta:editing-cycles>1</meta:editing-cycles>
    <meta:document-statistic meta:table-count="0" meta:image-count="0" meta:object-count="0" meta:page-count="2" meta:paragraph-count="20" meta:word-count="165" meta:character-count="1549" meta:non-whitespace-character-count="1278"/>
    <meta:generator>LibreOffice/7.3.7.2$Linux_X86_64 LibreOffice_project/30$Build-2</meta:generator>
  </office:meta>
</office:document-meta>
</file>